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278BB2DD633A4A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93in" svg:height="5.1362in" draw:z-index="0"><draw:image xlink:href="Pictures/1000020100000780000004B0278BB2DD633A4AB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9:20.115562037</meta:creation-date>
    <dc:date>2019-03-28T10:30:06.717423561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